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2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fill-color="#ff0000"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ff0000" draw:marker-start="Arrow" draw:marker-end="" draw:marker-end-width="0.3cm" draw:textarea-horizontal-align="center" draw:textarea-vertical-align="middle"/>
    </style:style>
    <style:style style:name="gr6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color="#0000ff" draw:marker-start="Arrow" draw:marker-end="" draw:marker-end-width="0.3cm" draw:textarea-horizontal-align="center" draw:textarea-vertical-align="middle"/>
    </style:style>
    <style:style style:name="gr8" style:family="graphic" style:parent-style-name="standard">
      <style:graphic-properties svg:stroke-color="#ff0000" draw:marker-start="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-color="#0000ff" draw:textarea-vertical-align="middle" draw:auto-grow-height="false" fo:min-height="0cm" fo:min-width="0cm"/>
    </style:style>
    <style:style style:name="gr10" style:family="graphic" style:parent-style-name="standard">
      <style:graphic-properties svg:stroke-color="#000000" draw:fill-color="#ff0000" draw:textarea-vertical-align="middle" draw:auto-grow-height="false" fo:min-height="0cm" fo:min-width="0cm"/>
    </style:style>
    <style:style style:name="gr11" style:family="graphic" style:parent-style-name="standard">
      <style:graphic-properties draw:fill-color="#ff0000" draw:textarea-vertical-align="middle" draw:auto-grow-height="false" fo:min-height="0cm" fo:min-width="0cm"/>
    </style:style>
    <style:style style:name="gr1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6.7cm" svg:height="3.9cm" svg:x="2cm" svg:y="11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6.7cm" svg:height="2.6cm" svg:x="2cm" svg:y="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6.7cm" svg:height="2cm" svg:x="2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1cm" svg:x="5.1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1cm" svg:x="8.1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1cm" svg:x="11.2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1cm" svg:x="14.2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1cm" svg:x="17.3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1cm" svg:x="20.2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1cm" svg:x="23.3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11cm" svg:x="26.1cm" svg:y="4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1cm" svg:y1="3.5cm" svg:x2="6.1cm" svg:y2="1cm">
          <text:p/>
        </draw:line>
        <draw:line draw:style-name="gr4" draw:text-style-name="P1" draw:layer="layout" svg:x1="9.1cm" svg:y1="3.5cm" svg:x2="9.1cm" svg:y2="1cm">
          <text:p/>
        </draw:line>
        <draw:line draw:style-name="gr5" draw:text-style-name="P1" draw:layer="layout" svg:x1="10.9cm" svg:y1="2.2cm" svg:x2="13.4cm" svg:y2="2.2cm">
          <text:p/>
        </draw:line>
        <draw:line draw:style-name="gr6" draw:text-style-name="P1" draw:layer="layout" svg:x1="16.5cm" svg:y1="2.2cm" svg:x2="14cm" svg:y2="2.2cm">
          <text:p/>
        </draw:line>
        <draw:line draw:style-name="gr7" draw:text-style-name="P1" draw:layer="layout" svg:x1="18.1cm" svg:y1="3.5cm" svg:x2="18.1cm" svg:y2="1cm">
          <text:p/>
        </draw:line>
        <draw:line draw:style-name="gr7" draw:text-style-name="P1" draw:layer="layout" svg:x1="21.1cm" svg:y1="3.5cm" svg:x2="21.1cm" svg:y2="1cm">
          <text:p/>
        </draw:line>
        <draw:line draw:style-name="gr8" draw:text-style-name="P1" draw:layer="layout" svg:x1="22.9cm" svg:y1="2.2cm" svg:x2="25.4cm" svg:y2="2.2cm">
          <text:p/>
        </draw:line>
        <draw:line draw:style-name="gr8" draw:text-style-name="P1" draw:layer="layout" svg:x1="25.8cm" svg:y1="2.2cm" svg:x2="28.3cm" svg:y2="2.2cm">
          <text:p/>
        </draw:line>
        <draw:custom-shape draw:style-name="gr9" draw:text-style-name="P1" draw:layer="layout" svg:width="1.5cm" svg:height="0.5cm" svg:x="5.3cm" svg:y="2.1cm">
          <text:p/>
          <draw:enhanced-geometry svg:viewBox="0 0 21600 21600" draw:mirror-vertical="true" draw:text-areas="0 0 21600 21600" draw:mirror-horizontal="false" draw:type="circular-arrow" draw:modifiers="28.2429148478258 -52.8927665791155 8622.6704887563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1" draw:layer="layout" svg:width="1.5cm" svg:height="0.5cm" draw:transform="rotate (-1.57079632679579) translate (24.5cm 1.5cm)">
          <text:p/>
          <draw:enhanced-geometry svg:viewBox="0 0 21600 21600" draw:mirror-vertical="true" draw:text-areas="0 0 21600 21600" draw:type="circular-arrow" draw:modifiers="28.2429148478258 -52.8927665791155 8622.6704887563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1" draw:layer="layout" svg:width="1.5cm" svg:height="0.5cm" draw:transform="rotate (-1.57079632679579) translate (12.3cm 1.5cm)">
          <text:p/>
          <draw:enhanced-geometry svg:viewBox="0 0 21600 21600" draw:mirror-vertical="false" draw:text-areas="0 0 21600 21600" draw:mirror-horizontal="false" draw:type="circular-arrow" draw:modifiers="28.2429148478258 -52.8927665791155 8622.6704887563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onnector draw:style-name="gr12" draw:text-style-name="P1" draw:layer="layout" draw:type="line" svg:x1="6.6cm" svg:y1="8.45cm" svg:x2="14.7cm" svg:y2="8.5cm" svg:d="m6600 8450 8100 50">
          <text:p/>
        </draw:connector>
        <draw:connector draw:style-name="gr12" draw:text-style-name="P1" draw:layer="layout" draw:type="line" svg:x1="18.6cm" svg:y1="8.4cm" svg:x2="26.6cm" svg:y2="8.4cm" svg:d="m18600 8400h8000">
          <text:p/>
        </draw:connector>
        <draw:connector draw:style-name="gr12" draw:text-style-name="P1" draw:layer="layout" draw:type="line" svg:x1="6.6cm" svg:y1="5.4cm" svg:x2="8.6cm" svg:y2="5.4cm" svg:d="m6600 5400h2000">
          <text:p/>
        </draw:connector>
        <draw:connector draw:style-name="gr12" draw:text-style-name="P1" draw:layer="layout" draw:type="line" svg:x1="12.6cm" svg:y1="5.3cm" svg:x2="14.7cm" svg:y2="5.3cm" svg:d="m12600 5300h2100">
          <text:p/>
        </draw:connector>
        <draw:connector draw:style-name="gr12" draw:text-style-name="P1" draw:layer="layout" draw:type="line" svg:x1="18.6cm" svg:y1="5.3cm" svg:x2="20.6cm" svg:y2="5.3cm" svg:d="m18600 5300h2000">
          <text:p/>
        </draw:connector>
        <draw:connector draw:style-name="gr12" draw:text-style-name="P1" draw:layer="layout" draw:type="line" svg:x1="24.6cm" svg:y1="5.3cm" svg:x2="26.6cm" svg:y2="5.3cm" svg:d="m24600 5300h2000">
          <text:p/>
        </draw:connector>
        <draw:connector draw:style-name="gr12" draw:text-style-name="P1" draw:layer="layout" svg:x1="12.6cm" svg:y1="13.6cm" svg:x2="23.6cm" svg:y2="13.6cm" svg:d="m12600 13600h11000">
          <text:p/>
        </draw:connector>
        <draw:connector draw:style-name="gr12" draw:text-style-name="P1" draw:layer="layout" svg:x1="15.6cm" svg:y1="14.3cm" svg:x2="26.6cm" svg:y2="14.3cm" svg:d="m15600 14300h11000">
          <text:p/>
        </draw:connector>
        <draw:connector draw:style-name="gr12" draw:text-style-name="P1" draw:layer="layout" svg:x1="6.6cm" svg:y1="12.2cm" svg:x2="17.6cm" svg:y2="12.2cm" svg:d="m6600 12200h11000">
          <text:p/>
        </draw:connector>
        <draw:connector draw:style-name="gr12" draw:text-style-name="P1" draw:layer="layout" svg:x1="9.6cm" svg:y1="12.9cm" svg:x2="20.6cm" svg:y2="12.9cm" svg:d="m9600 12900h11000">
          <text:p/>
        </draw:connector>
        <draw:connector draw:style-name="gr13" draw:text-style-name="P1" draw:layer="layout" draw:type="line" svg:x1="24.6cm" svg:y1="9.3cm" svg:x2="28.661cm" svg:y2="9.246cm" svg:d="m24600 9300 4061-54">
          <text:p/>
        </draw:connector>
        <draw:connector draw:style-name="gr14" draw:text-style-name="P1" draw:layer="layout" draw:type="line" svg:x1="4.669cm" svg:y1="9.317cm" svg:x2="8.6cm" svg:y2="9.3cm" svg:d="m4669 9317 3931-17">
          <text:p/>
        </draw:connector>
        <draw:connector draw:style-name="gr15" draw:text-style-name="P1" draw:layer="layout" draw:type="line" svg:x1="20.6cm" svg:y1="9.3cm" svg:x2="12.5cm" svg:y2="9.3cm" svg:d="m20600 9300h-8100">
          <text:p/>
        </draw:connector>
        <draw:frame draw:style-name="gr16" draw:layer="layout" svg:width="1.226cm" svg:height="0.962cm" svg:x="2.5cm" svg:y="18.971cm">
          <draw:text-box>
            <text:p>+1</text:p>
          </draw:text-box>
        </draw:frame>
        <draw:frame draw:style-name="gr17" draw:layer="layout" svg:width="1.065cm" svg:height="0.962cm" svg:x="4.935cm" svg:y="19.038cm">
          <draw:text-box>
            <text:p>-1</text:p>
          </draw:text-box>
        </draw:frame>
        <draw:frame draw:style-name="gr16" draw:layer="layout" svg:width="1.226cm" svg:height="0.962cm" svg:x="5.3cm" svg:y="4.871cm">
          <draw:text-box>
            <text:p>+1</text:p>
          </draw:text-box>
        </draw:frame>
        <draw:frame draw:style-name="gr16" draw:layer="layout" svg:width="1.226cm" svg:height="0.962cm" svg:x="17.5cm" svg:y="4.871cm">
          <draw:text-box>
            <text:p>+1</text:p>
          </draw:text-box>
        </draw:frame>
        <draw:frame draw:style-name="gr16" draw:layer="layout" svg:width="1.226cm" svg:height="0.962cm" svg:x="23.5cm" svg:y="4.871cm">
          <draw:text-box>
            <text:p>+1</text:p>
          </draw:text-box>
        </draw:frame>
        <draw:frame draw:style-name="gr17" draw:layer="layout" svg:width="1.065cm" svg:height="0.962cm" svg:x="8.536cm" svg:y="4.938cm">
          <draw:text-box>
            <text:p>-1</text:p>
          </draw:text-box>
        </draw:frame>
        <draw:frame draw:style-name="gr17" draw:layer="layout" svg:width="1.065cm" svg:height="0.962cm" svg:x="26.538cm" svg:y="4.838cm">
          <draw:text-box>
            <text:p>-1</text:p>
          </draw:text-box>
        </draw:frame>
        <draw:frame draw:style-name="gr16" draw:layer="layout" svg:width="1.226cm" svg:height="0.962cm" svg:x="5.374cm" svg:y="8cm">
          <draw:text-box>
            <text:p>+3</text:p>
          </draw:text-box>
        </draw:frame>
        <draw:frame draw:style-name="gr16" draw:layer="layout" svg:width="1.226cm" svg:height="0.962cm" svg:x="17.374cm" svg:y="7.9cm">
          <draw:text-box>
            <text:p>+3</text:p>
          </draw:text-box>
        </draw:frame>
        <draw:frame draw:style-name="gr16" draw:layer="layout" svg:width="1.226cm" svg:height="0.962cm" svg:x="6.774cm" svg:y="19cm">
          <draw:text-box>
            <text:p>+3</text:p>
          </draw:text-box>
        </draw:frame>
        <draw:frame draw:style-name="gr16" draw:layer="layout" svg:width="1.065cm" svg:height="0.962cm" svg:x="8.6cm" svg:y="8.8cm">
          <draw:text-box>
            <text:p>-3</text:p>
          </draw:text-box>
        </draw:frame>
        <draw:frame draw:style-name="gr16" draw:layer="layout" svg:width="1.065cm" svg:height="0.962cm" svg:x="26.501cm" svg:y="7.9cm">
          <draw:text-box>
            <text:p>-3</text:p>
          </draw:text-box>
        </draw:frame>
        <draw:frame draw:style-name="gr16" draw:layer="layout" svg:width="1.226cm" svg:height="0.962cm" svg:x="11.391cm" svg:y="19.5cm">
          <draw:text-box>
            <text:p>+4</text:p>
          </draw:text-box>
        </draw:frame>
        <draw:frame draw:style-name="gr16" draw:layer="layout" svg:width="1.065cm" svg:height="0.962cm" svg:x="13.864cm" svg:y="19.951cm">
          <draw:text-box>
            <text:p>-4</text:p>
          </draw:text-box>
        </draw:frame>
        <draw:frame draw:style-name="gr16" draw:layer="layout" svg:width="1.226cm" svg:height="0.962cm" svg:x="14.391cm" svg:y="13.8cm">
          <draw:text-box>
            <text:p>+4</text:p>
          </draw:text-box>
        </draw:frame>
        <draw:frame draw:style-name="gr16" draw:layer="layout" svg:width="1.226cm" svg:height="0.962cm" svg:x="11.391cm" svg:y="19.5cm">
          <draw:text-box>
            <text:p>+4</text:p>
          </draw:text-box>
        </draw:frame>
        <draw:frame draw:style-name="gr16" draw:layer="layout" svg:width="1.065cm" svg:height="0.962cm" svg:x="17.565cm" svg:y="11.651cm">
          <draw:text-box>
            <text:p>-4</text:p>
          </draw:text-box>
        </draw:frame>
        <draw:frame draw:style-name="gr16" draw:layer="layout" svg:width="1.065cm" svg:height="0.962cm" svg:x="20.465cm" svg:y="12.351cm">
          <draw:text-box>
            <text:p>-4</text:p>
          </draw:text-box>
        </draw:frame>
        <draw:frame draw:style-name="gr16" draw:layer="layout" svg:width="1.065cm" svg:height="0.962cm" svg:x="26.465cm" svg:y="13.751cm">
          <draw:text-box>
            <text:p>-4</text:p>
          </draw:text-box>
        </draw:frame>
        <draw:custom-shape draw:style-name="gr9" draw:text-style-name="P1" draw:layer="layout" svg:width="1.5cm" svg:height="0.5cm" svg:x="8.4cm" svg:y="2.1cm">
          <text:p/>
          <draw:enhanced-geometry svg:viewBox="0 0 21600 21600" draw:mirror-vertical="true" draw:text-areas="0 0 21600 21600" draw:mirror-horizontal="true" draw:type="circular-arrow" draw:modifiers="28.2429148478258 -52.8927665791155 8622.6704887563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" draw:text-style-name="P1" draw:layer="layout" svg:width="1.5cm" svg:height="0.5cm" svg:x="17.4cm" svg:y="2cm">
          <text:p/>
          <draw:enhanced-geometry svg:viewBox="0 0 21600 21600" draw:mirror-vertical="true" draw:text-areas="0 0 21600 21600" draw:mirror-horizontal="true" draw:type="circular-arrow" draw:modifiers="28.2429148478258 -52.8927665791155 8622.6704887563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" draw:text-style-name="P1" draw:layer="layout" svg:width="1.5cm" svg:height="0.5cm" svg:x="20.4cm" svg:y="2cm">
          <text:p/>
          <draw:enhanced-geometry svg:viewBox="0 0 21600 21600" draw:mirror-vertical="true" draw:text-areas="0 0 21600 21600" draw:mirror-horizontal="false" draw:type="circular-arrow" draw:modifiers="28.2429148478258 -52.8927665791155 8622.6704887563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1" draw:layer="layout" svg:width="1.5cm" svg:height="0.5cm" draw:transform="rotate (-1.57079632679579) translate (27.2cm 1.5cm)">
          <text:p/>
          <draw:enhanced-geometry svg:viewBox="0 0 21600 21600" draw:mirror-vertical="false" draw:text-areas="0 0 21600 21600" draw:mirror-horizontal="false" draw:type="circular-arrow" draw:modifiers="28.2429148478258 -52.8927665791155 8622.6704887563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1" draw:layer="layout" svg:width="1.5cm" svg:height="0.5cm" draw:transform="rotate (-1.57079632679579) translate (24.5cm 1.5cm)">
          <text:p/>
          <draw:enhanced-geometry svg:viewBox="0 0 21600 21600" draw:mirror-vertical="true" draw:text-areas="0 0 21600 21600" draw:type="circular-arrow" draw:modifiers="28.2429148478258 -52.8927665791155 8622.6704887563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1" draw:layer="layout" svg:width="1.5cm" svg:height="0.5cm" draw:transform="rotate (-1.57079632679579) translate (15.6cm 1.5cm)">
          <text:p/>
          <draw:enhanced-geometry svg:viewBox="0 0 21600 21600" draw:mirror-vertical="true" draw:text-areas="0 0 21600 21600" draw:type="circular-arrow" draw:modifiers="28.2429148478258 -52.8927665791155 8622.6704887563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6" draw:layer="layout" svg:width="1.226cm" svg:height="0.962cm" svg:x="11.5cm" svg:y="4.871cm">
          <draw:text-box>
            <text:p>+1</text:p>
          </draw:text-box>
        </draw:frame>
        <draw:frame draw:style-name="gr17" draw:layer="layout" svg:width="1.065cm" svg:height="0.962cm" svg:x="14.537cm" svg:y="4.838cm">
          <draw:text-box>
            <text:p>-1</text:p>
          </draw:text-box>
        </draw:frame>
        <draw:frame draw:style-name="gr17" draw:layer="layout" svg:width="1.065cm" svg:height="0.962cm" svg:x="20.638cm" svg:y="4.838cm">
          <draw:text-box>
            <text:p>-1</text:p>
          </draw:text-box>
        </draw:frame>
        <draw:frame draw:style-name="gr16" draw:layer="layout" svg:width="1.065cm" svg:height="0.962cm" svg:x="20.635cm" svg:y="8.8cm">
          <draw:text-box>
            <text:p>-3</text:p>
          </draw:text-box>
        </draw:frame>
        <draw:frame draw:style-name="gr16" draw:layer="layout" svg:width="1.065cm" svg:height="0.962cm" svg:x="16cm" svg:y="19cm">
          <draw:text-box>
            <text:p>-3</text:p>
          </draw:text-box>
        </draw:frame>
        <draw:frame draw:style-name="gr16" draw:layer="layout" svg:width="1.226cm" svg:height="0.962cm" svg:x="11.4cm" svg:y="8.838cm">
          <draw:text-box>
            <text:p>+3</text:p>
          </draw:text-box>
        </draw:frame>
        <draw:frame draw:style-name="gr16" draw:layer="layout" svg:width="1.065cm" svg:height="0.962cm" svg:x="14.474cm" svg:y="8cm">
          <draw:text-box>
            <text:p>-3</text:p>
          </draw:text-box>
        </draw:frame>
        <draw:frame draw:style-name="gr16" draw:layer="layout" svg:width="1.226cm" svg:height="0.962cm" svg:x="23.474cm" svg:y="8.8cm">
          <draw:text-box>
            <text:p>+3</text:p>
          </draw:text-box>
        </draw:frame>
        <draw:frame draw:style-name="gr16" draw:layer="layout" svg:width="1.226cm" svg:height="0.962cm" svg:x="11.291cm" svg:y="13.1cm">
          <draw:text-box>
            <text:p>+4</text:p>
          </draw:text-box>
        </draw:frame>
        <draw:frame draw:style-name="gr16" draw:layer="layout" svg:width="1.226cm" svg:height="0.962cm" svg:x="8.491cm" svg:y="12.4cm">
          <draw:text-box>
            <text:p>+4</text:p>
          </draw:text-box>
        </draw:frame>
        <draw:frame draw:style-name="gr16" draw:layer="layout" svg:width="1.226cm" svg:height="0.962cm" svg:x="5.391cm" svg:y="11.7cm">
          <draw:text-box>
            <text:p>+4</text:p>
          </draw:text-box>
        </draw:frame>
        <draw:frame draw:style-name="gr16" draw:layer="layout" svg:width="1.065cm" svg:height="0.962cm" svg:x="23.7cm" svg:y="13.038cm">
          <draw:text-box>
            <text:p>-4</text:p>
          </draw:text-box>
        </draw:frame>
        <draw:frame draw:style-name="gr16" draw:layer="layout" svg:width="2.051cm" svg:height="0.962cm" svg:x="2.526cm" svg:y="4.5cm">
          <draw:text-box>
            <text:p>Rev()</text:p>
          </draw:text-box>
        </draw:frame>
        <draw:frame draw:style-name="gr16" draw:layer="layout" svg:width="2.509cm" svg:height="0.962cm" svg:x="2.3cm" svg:y="12.507cm">
          <draw:text-box>
            <text:p>Clock()</text:p>
          </draw:text-box>
        </draw:frame>
        <draw:frame draw:style-name="gr16" draw:layer="layout" svg:width="2.542cm" svg:height="0.962cm" svg:x="2.358cm" svg:y="8.238cm">
          <draw:text-box>
            <text:p>Sdual(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lbany AMT'" style:font-family-generic-asian="system" style:font-pitch-asian="variable" style:font-size-asian="24pt" style:language-asian="zh" style:country-asian="CN" style:font-family-complex="'Albany AM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lbany AMT'" style:font-family-generic-asian="system" style:font-pitch-asian="variable" style:font-size-asian="18pt" style:font-style-asian="normal" style:font-weight-asian="normal" style:font-family-complex="'Albany AMT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hristoph Weber</meta:initial-creator>
    <meta:creation-date>2010-03-15T15:12:44</meta:creation-date>
    <dc:date>2010-03-18T10:31:52</dc:date>
    <dc:creator>Christoph Weber</dc:creator>
    <meta:editing-duration>PT02H22M53S</meta:editing-duration>
    <meta:editing-cycles>4</meta:editing-cycles>
    <meta:generator>OpenOffice.org/3.2$Unix OpenOffice.org_project/320m21$Build-9319</meta:generator>
    <meta:printed-by>Christoph Weber</meta:printed-by>
    <meta:print-date>2010-03-18T09:48:16</meta:print-date>
    <meta:document-statistic meta:object-count="75"/>
  </office:meta>
</office:document-meta>
</file>